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tkal" svg:font-family="utk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759in"/>
    </style:style>
    <style:style style:name="Table1.B" style:family="table-column">
      <style:table-column-properties style:column-width="1.4854in"/>
    </style:style>
    <style:style style:name="Table1.C" style:family="table-column">
      <style:table-column-properties style:column-width="2.5604in"/>
    </style:style>
    <style:style style:name="Table1.D" style:family="table-column">
      <style:table-column-properties style:column-width="1.88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size="10pt" fo:font-weight="bold" officeooo:rsid="000e7a68" officeooo:paragraph-rsid="000e7a68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ize="10pt" officeooo:rsid="000e7a68" officeooo:paragraph-rsid="000e7a68" style:font-size-asian="10pt" style:font-size-complex="10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10pt" fo:language="en" fo:country="US" style:font-size-asian="10pt" style:font-size-complex="10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bold" officeooo:rsid="000e7a68" officeooo:paragraph-rsid="000e7a68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bold" officeooo:rsid="000f7cee" officeooo:paragraph-rsid="000f7cee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bold" officeooo:rsid="0010c6aa" officeooo:paragraph-rsid="0010c6aa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officeooo:rsid="000e7a68" officeooo:paragraph-rsid="000e7a68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officeooo:rsid="000f7cee" officeooo:paragraph-rsid="000f7cee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officeooo:rsid="0010c6aa" officeooo:paragraph-rsid="0010c6aa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style="italic" fo:font-weight="bold" officeooo:rsid="000f7cee" officeooo:paragraph-rsid="000f7cee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font-size="10pt" fo:font-style="italic" officeooo:rsid="000e7a68" officeooo:paragraph-rsid="000e7a68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margin-top="0in" fo:margin-bottom="0in" loext:contextual-spacing="false" fo:line-height="100%"/>
    </style:style>
    <style:style style:name="P17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0e7a68"/>
    </style:style>
    <style:style style:name="T4" style:family="text">
      <style:text-properties fo:color="#ff0000" fo:language="en" fo:country="US"/>
    </style:style>
    <style:style style:name="T5" style:family="text">
      <style:text-properties fo:color="#ff0000" fo:language="en" fo:country="US" fo:font-style="italic" style:font-style-asian="italic" style:font-style-complex="italic"/>
    </style:style>
    <style:style style:name="T6" style:family="text">
      <style:text-properties fo:color="#ff0000" fo:font-size="10pt" fo:language="en" fo:country="US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9" style:family="text">
      <style:text-properties style:font-name="utkal"/>
    </style:style>
    <style:style style:name="T10" style:family="text">
      <style:text-properties officeooo:rsid="0010c6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">Name</text:span><text:span text:style-name="T1">: </text:span><text:span text:style-name="T3">Jooa Jaakkola</text:span></text:p>
      <text:p text:style-name="Standard"><text:span text:style-name="T5">Self-assessment:</text:span><text:span text:style-name="T4"> </text:span></text:p>
      <text:p text:style-name="Standard"><text:span text:style-name="T1">This exercise was easy/difficult/ok/etc. for me because…</text:span></text:p>
      <text:p text:style-name="Standard"><text:span text:style-name="T1">Doing this exercise, I learned…</text:span></text:p>
      <text:p text:style-name="Standard"><text:span text:style-name="T1">I am still wondering...</text:span></text:p>
      <text:p text:style-name="Standard"><text:span text:style-name="T1">I understood/did not understand that… ; I did/did not know that… ; I did/did not manage to do…</text:span></text:p>
      <text:p text:style-name="P1"/>
      <text:h text:style-name="Heading_20_2" text:outline-level="2">Test report</text:h>
      <text:p text:style-name="Standard"><text:span text:style-name="T1">Write the test report yourself to each coding task (task number, input/action, desired output and then the testing evidence (actual output)). Add rows if necessary. Include answers to theoretical questions and pseudocode to this return document as well. 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<text:span text:style-name="T7">Task</text:span></text:p>
          </table:table-cell>
          <table:table-cell table:style-name="Table1.A1" office:value-type="string">
            <text:p text:style-name="P16"><text:span text:style-name="T7">Input / action</text:span></text:p>
          </table:table-cell>
          <table:table-cell table:style-name="Table1.A1" office:value-type="string">
            <text:p text:style-name="P16"><text:span text:style-name="T7">Desired output</text:span></text:p>
          </table:table-cell>
          <table:table-cell table:style-name="Table1.A1" office:value-type="string">
            <text:p text:style-name="P16"><text:span text:style-name="T8">Actual output </text:span><text:span text:style-name="T6">(use red color if desired output != actual output)</text:span></text:p>
          </table:table-cell>
        </table:table-row>
        <table:table-row table:style-name="Table1.1">
          <table:table-cell table:style-name="Table1.A1" office:value-type="string">
            <text:p text:style-name="P3">1abc</text:p>
          </table:table-cell>
          <table:table-cell table:style-name="Table1.A1" office:value-type="string">
            <text:p text:style-name="P15">a) as variables</text:p>
            <text:p text:style-name="P15">b) the memory addresses</text:p>
            <text:p text:style-name="P15">c) as pointers</text:p>
          </table:table-cell>
          <table:table-cell table:style-name="Table1.A1" office:value-type="string">
            <text:p text:style-name="P5">3 sets of prints of 3 variables</text:p>
          </table:table-cell>
          <table:table-cell table:style-name="Table1.A1" office:value-type="string">
            <text:p text:style-name="P15">Screenshot below</text:p>
          </table:table-cell>
        </table:table-row>
        <table:table-row table:style-name="Table1.1"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3">3a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8">3b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8">3c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1">Correct input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1">Input “0”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1">Input “1”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1">Input “-1”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1">Input “[any_char]”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9">4a</text:p>
          </table:table-cell>
          <table:table-cell table:style-name="Table1.A1" office:value-type="string">
            <text:p text:style-name="P6">...</text:p>
          </table:table-cell>
          <table:table-cell table:style-name="Table1.A1" office:value-type="string">
            <text:p text:style-name="P6">...</text:p>
          </table:table-cell>
          <table:table-cell table:style-name="Table1.A1" office:value-type="string">
            <text:p text:style-name="P6">...</text:p>
          </table:table-cell>
        </table:table-row>
        <table:table-row table:style-name="Table1.1">
          <table:table-cell table:style-name="Table1.A1" office:value-type="string">
            <text:p text:style-name="P9">4b</text:p>
          </table:table-cell>
          <table:table-cell table:style-name="Table1.A1" office:value-type="string">
            <text:p text:style-name="P14">About NTC-thermistor :</text:p>
          </table:table-cell>
          <table:table-cell table:style-name="Table1.A1" office:value-type="string">
            <text:p text:style-name="P12">i) A 1k<text:span text:style-name="T9">Ω NTC–thermistor is a special resistor whose resistance decreases when temperature rises.</text:span></text:p>
          </table:table-cell>
          <table:table-cell table:style-name="Table1.A1" office:value-type="string">
            <text:p text:style-name="P12">ii) <text:span text:style-name="T10">Look-up table is, as the name suggests, a table (or even a 2d-array) that lists the thermistors resistance with a corresponding Celsius-value.</text:span></text:p>
            <text:p text:style-name="P12"/>
            <text:p text:style-name="P13">They are used because it makes it easier to use thermistors in various applications (these values are static from the factory).</text:p>
          </table:table-cell>
        </table:table-row>
        <text:soft-page-break/>
        <table:table-row table:style-name="Table1.1">
          <table:table-cell table:style-name="Table1.A1" office:value-type="string">
            <text:p text:style-name="P10">4c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tkal" svg:font-family="utk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i" fo:country="FI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Calibri" fo:font-size="11pt" fo:language="fi" fo:country="FI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äättä Sanna</meta:initial-creator>
    <meta:editing-cycles>130</meta:editing-cycles>
    <meta:creation-date>2021-05-13T06:07:00</meta:creation-date>
    <dc:date>2022-03-09T21:36:38.774651942</dc:date>
    <meta:editing-duration>PT3H5M59S</meta:editing-duration>
    <meta:generator>LibreOffice/6.4.7.2$Linux_X86_64 LibreOffice_project/40$Build-2</meta:generator>
    <meta:document-statistic meta:table-count="1" meta:image-count="0" meta:object-count="0" meta:page-count="2" meta:paragraph-count="36" meta:word-count="196" meta:character-count="1175" meta:non-whitespace-character-count="1014"/>
    <meta:user-defined meta:name="AppVersion">16.0000</meta:user-defined>
    <meta:user-defined meta:name="ContentTypeId">0x010100FE2D5C7393BFCF4FB4083503E390DEE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